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ela_5f_prioridades" style:display-name="tabela_prioridades" style:family="table">
      <style:table-properties style:width="17cm" table:align="margins"/>
    </style:style>
    <style:style style:name="tabela_5f_prioridades.A" style:display-name="tabela_prioridades.A" style:family="table-column">
      <style:table-column-properties style:column-width="8.5cm" style:rel-column-width="32767*"/>
    </style:style>
    <style:style style:name="tabela_5f_prioridades.B" style:display-name="tabela_prioridades.B" style:family="table-column">
      <style:table-column-properties style:column-width="8.5cm" style:rel-column-width="32768*"/>
    </style:style>
    <style:style style:name="tabela_5f_prioridades.A1" style:display-name="tabela_prioridades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2pt" fo:language="pt" fo:country="BR" fo:font-style="normal" officeooo:rsid="0018167d" officeooo:paragraph-rsid="00100358" style:font-size-asian="19.25pt" style:font-style-asian="normal" style:font-size-complex="22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22pt" fo:language="pt" fo:country="BR" fo:font-style="normal" officeooo:rsid="0018167d" officeooo:paragraph-rsid="0026fcfa" style:font-size-asian="19.25pt" style:font-style-asian="normal" style:font-size-complex="22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25pt" fo:language="pt" fo:country="BR" fo:font-style="normal" officeooo:rsid="0018167d" officeooo:paragraph-rsid="0024cc47" style:font-size-asian="25pt" style:font-style-asian="normal" style:font-size-complex="25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25pt" fo:language="pt" fo:country="BR" officeooo:rsid="0024cc47" officeooo:paragraph-rsid="0024cc47" style:font-size-asian="25pt" style:font-size-complex="25pt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fo:language="pt" fo:country="BR" officeooo:rsid="00135863" officeooo:paragraph-rsid="00135863" style:font-size-asian="10.5pt" style:font-size-complex="12pt"/>
    </style:style>
    <style:style style:name="P6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2pt" fo:language="pt" fo:country="BR" officeooo:rsid="00100358" officeooo:paragraph-rsid="0026fcfa" style:font-size-asian="10.5pt" style:font-size-complex="12pt"/>
    </style:style>
    <style:style style:name="P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29560e" officeooo:paragraph-rsid="0029560e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3c387f" officeooo:paragraph-rsid="003c387f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font-size="12pt" fo:language="pt" fo:country="BR" officeooo:rsid="0011f004" officeooo:paragraph-rsid="002d92ea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language="pt" fo:country="BR" officeooo:rsid="0029560e" officeooo:paragraph-rsid="0029560e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pt" fo:country="BR" officeooo:rsid="002adb7d" officeooo:paragraph-rsid="002adb7d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language="pt" fo:country="BR" officeooo:rsid="0044eafd" officeooo:paragraph-rsid="0044eafd" style:font-size-asian="12pt" style:font-size-complex="12pt"/>
    </style:style>
    <style:style style:name="P13" style:family="paragraph" style:parent-style-name="Table_20_Heading">
      <style:text-properties fo:font-size="12pt" fo:language="pt" fo:country="BR" officeooo:rsid="0044eafd" officeooo:paragraph-rsid="0044eaf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pt" fo:country="BR" fo:font-weight="normal" officeooo:rsid="0029560e" officeooo:paragraph-rsid="0029560e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2pt" fo:language="pt" fo:country="BR" fo:font-weight="normal" officeooo:rsid="0029560e" officeooo:paragraph-rsid="002adb7d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pt" fo:country="BR" fo:font-weight="bold" officeooo:rsid="0029560e" officeooo:paragraph-rsid="0029560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language="pt" fo:country="BR" officeooo:rsid="00100358" officeooo:paragraph-rsid="00100358" style:font-size-asian="13.1000003814697pt" style:font-size-complex="15pt"/>
    </style:style>
    <style:style style:name="P1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5pt" fo:language="pt" fo:country="BR" fo:font-style="normal" officeooo:rsid="002d92ea" officeooo:paragraph-rsid="002d92ea" style:font-size-asian="15pt" style:font-style-asian="normal" style:font-size-complex="15pt" style:font-style-complex="normal"/>
    </style:style>
    <style:style style:name="P1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5pt" fo:language="pt" fo:country="BR" fo:font-style="normal" officeooo:rsid="002f2d96" officeooo:paragraph-rsid="002f2d96" style:font-size-asian="15pt" style:font-style-asian="normal" style:font-size-complex="15pt" style:font-style-complex="normal"/>
    </style:style>
    <style:style style:name="P2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5pt" fo:language="pt" fo:country="BR" fo:font-style="normal" officeooo:rsid="003c387f" officeooo:paragraph-rsid="003c387f" style:font-size-asian="15pt" style:font-style-asian="normal" style:font-size-complex="15pt" style:font-style-complex="normal"/>
    </style:style>
    <style:style style:name="P2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5pt" fo:language="pt" fo:country="BR" fo:font-style="normal" officeooo:rsid="003db0d7" officeooo:paragraph-rsid="003db0d7" style:font-size-asian="15pt" style:font-style-asian="normal" style:font-size-complex="15pt" style:font-style-complex="normal"/>
    </style:style>
    <style:style style:name="P22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font-size="15pt" fo:language="pt" fo:country="BR" officeooo:rsid="0011f004" officeooo:paragraph-rsid="002d92ea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size="23pt" fo:language="pt" fo:country="BR" officeooo:rsid="00100358" officeooo:paragraph-rsid="00100358" style:font-size-asian="23pt" style:font-size-complex="23pt"/>
    </style:style>
    <style:style style:name="P24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23pt" fo:language="pt" fo:country="BR" officeooo:rsid="0026fcfa" officeooo:paragraph-rsid="0026fcfa" style:font-size-asian="23pt" style:font-size-complex="23pt"/>
    </style:style>
    <style:style style:name="P2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23pt" fo:language="pt" fo:country="BR" fo:font-style="normal" officeooo:rsid="0026fcfa" officeooo:paragraph-rsid="0026fcfa" style:font-size-asian="23pt" style:font-style-asian="normal" style:font-size-complex="23pt" style:font-style-complex="normal"/>
    </style:style>
    <style:style style:name="P26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23pt" fo:language="pt" fo:country="BR" fo:font-weight="normal" officeooo:rsid="0026fcfa" officeooo:paragraph-rsid="0026fcfa" style:font-size-asian="23pt" style:font-weight-asian="normal" style:font-size-complex="23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8pt" fo:language="pt" fo:country="BR" officeooo:rsid="00100358" officeooo:paragraph-rsid="00100358" style:font-size-asian="18pt" style:font-size-complex="18pt"/>
    </style:style>
    <style:style style:name="P2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8pt" fo:language="pt" fo:country="BR" fo:font-style="normal" officeooo:rsid="0026fcfa" officeooo:paragraph-rsid="0026fcfa" style:font-size-asian="18pt" style:font-style-asian="normal" style:font-size-complex="18pt" style:font-style-complex="normal"/>
    </style:style>
    <style:style style:name="P2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8pt" fo:language="pt" fo:country="BR" fo:font-style="normal" officeooo:rsid="00206c48" officeooo:paragraph-rsid="00206c48" style:font-size-asian="18pt" style:font-style-asian="normal" style:font-size-complex="18pt" style:font-style-complex="normal"/>
    </style:style>
    <style:style style:name="P3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8pt" fo:language="pt" fo:country="BR" fo:font-style="normal" officeooo:rsid="0029560e" officeooo:paragraph-rsid="0029560e" style:font-size-asian="18pt" style:font-style-asian="normal" style:font-size-complex="18pt" style:font-style-complex="normal"/>
    </style:style>
    <style:style style:name="P3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8pt" fo:language="pt" fo:country="BR" fo:font-style="normal" officeooo:rsid="00375c00" officeooo:paragraph-rsid="00375c00" style:font-size-asian="18pt" style:font-style-asian="normal" style:font-size-complex="18pt" style:font-style-complex="normal"/>
    </style:style>
    <style:style style:name="P32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8pt" fo:language="pt" fo:country="BR" fo:font-weight="normal" officeooo:rsid="004a1b88" officeooo:paragraph-rsid="004a1b88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fo:font-size="20pt" fo:language="pt" fo:country="BR" fo:font-style="normal" officeooo:rsid="00196cb9" officeooo:paragraph-rsid="00196cb9" style:font-size-asian="20pt" style:font-style-asian="normal" style:font-size-complex="20pt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3pt" fo:language="pt" fo:country="BR" fo:font-weight="bold" officeooo:rsid="0029560e" officeooo:paragraph-rsid="0029560e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3pt" fo:language="pt" fo:country="BR" fo:font-weight="normal" officeooo:rsid="004a1b88" officeooo:paragraph-rsid="004a1b88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3pt" fo:language="pt" fo:country="BR" fo:font-weight="normal" officeooo:rsid="004b0662" officeooo:paragraph-rsid="004b0662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9pt" fo:language="pt" fo:country="BR" officeooo:rsid="0044eafd" officeooo:paragraph-rsid="0044eafd" style:font-size-asian="19pt" style:font-size-complex="19pt"/>
    </style:style>
    <style:style style:name="P38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officeooo:rsid="0011f004" officeooo:paragraph-rsid="0011f004" style:font-size-asian="10.5pt" style:font-size-complex="12pt"/>
    </style:style>
    <style:style style:name="P39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officeooo:rsid="0011f004" officeooo:paragraph-rsid="0028a868" style:font-size-asian="10.5pt" style:font-size-complex="12pt"/>
    </style:style>
    <style:style style:name="P40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officeooo:rsid="00135863" officeooo:paragraph-rsid="0028a868" style:font-size-asian="10.5pt" style:font-size-complex="12pt"/>
    </style:style>
    <style:style style:name="P41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officeooo:rsid="001a8d29" officeooo:paragraph-rsid="0028a868" style:font-size-asian="10.5pt" style:font-size-complex="12pt"/>
    </style:style>
    <style:style style:name="P42" style:family="paragraph" style:parent-style-name="Standard" style:list-style-name="L2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196cb9" officeooo:paragraph-rsid="00196cb9" style:font-size-asian="10.5pt" style:font-style-asian="normal" style:font-size-complex="12pt" style:font-style-complex="normal"/>
    </style:style>
    <style:style style:name="P43" style:family="paragraph" style:parent-style-name="Standard" style:list-style-name="L2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1a8d29" officeooo:paragraph-rsid="001a8d29" style:font-size-asian="10.5pt" style:font-style-asian="normal" style:font-size-complex="12pt" style:font-style-complex="normal"/>
    </style:style>
    <style:style style:name="P44" style:family="paragraph" style:parent-style-name="Standard" style:list-style-name="L2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1c1931" officeooo:paragraph-rsid="001c9fd1" style:font-size-asian="10.5pt" style:font-style-asian="normal" style:font-size-complex="12pt" style:font-style-complex="normal"/>
    </style:style>
    <style:style style:name="P45" style:family="paragraph" style:parent-style-name="Standard" style:list-style-name="L3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217465" officeooo:paragraph-rsid="00217465" style:font-size-asian="10.5pt" style:font-style-asian="normal" style:font-size-complex="12pt" style:font-style-complex="normal"/>
    </style:style>
    <style:style style:name="P46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1fb2ff" officeooo:paragraph-rsid="00206c48" style:font-size-asian="10.5pt" style:font-style-asian="normal" style:font-size-complex="12pt" style:font-style-complex="normal"/>
    </style:style>
    <style:style style:name="P47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206c48" officeooo:paragraph-rsid="00206c48" style:font-size-asian="10.5pt" style:font-style-asian="normal" style:font-size-complex="12pt" style:font-style-complex="normal"/>
    </style:style>
    <style:style style:name="P48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206c48" officeooo:paragraph-rsid="0022d7c8" style:font-size-asian="10.5pt" style:font-style-asian="normal" style:font-size-complex="12pt" style:font-style-complex="normal"/>
    </style:style>
    <style:style style:name="P49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206c48" officeooo:paragraph-rsid="0030f7bc" style:font-size-asian="10.5pt" style:font-style-asian="normal" style:font-size-complex="12pt" style:font-style-complex="normal"/>
    </style:style>
    <style:style style:name="P50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206c48" officeooo:paragraph-rsid="003c387f" style:font-size-asian="10.5pt" style:font-style-asian="normal" style:font-size-complex="12pt" style:font-style-complex="normal"/>
    </style:style>
    <style:style style:name="P51" style:family="paragraph" style:parent-style-name="Standard" style:list-style-name="L6">
      <style:paragraph-properties fo:margin-top="0.201cm" fo:margin-bottom="0.201cm" style:contextual-spacing="false" fo:line-height="100%" fo:text-align="start" style:justify-single-word="false"/>
      <style:text-properties fo:font-size="12pt" fo:language="pt" fo:country="BR" fo:font-style="normal" officeooo:rsid="00206c48" officeooo:paragraph-rsid="00206c48" style:font-size-asian="10.5pt" style:font-style-asian="normal" style:font-size-complex="12pt" style:font-style-complex="normal"/>
    </style:style>
    <style:style style:name="P52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22d7c8" officeooo:paragraph-rsid="0022d7c8" style:font-size-asian="10.5pt" style:font-style-asian="normal" style:font-size-complex="12pt" style:font-style-complex="normal"/>
    </style:style>
    <style:style style:name="P53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2f2d96" officeooo:paragraph-rsid="002fa243" style:font-size-asian="10.5pt" style:font-style-asian="normal" style:font-size-complex="12pt" style:font-style-complex="normal"/>
    </style:style>
    <style:style style:name="P54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2fa243" officeooo:paragraph-rsid="002fa243" style:font-size-asian="10.5pt" style:font-style-asian="normal" style:font-size-complex="12pt" style:font-style-complex="normal"/>
    </style:style>
    <style:style style:name="P55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332ffe" officeooo:paragraph-rsid="003db0d7" style:font-size-asian="10.5pt" style:font-style-asian="normal" style:font-size-complex="12pt" style:font-style-complex="normal"/>
    </style:style>
    <style:style style:name="P56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332ffe" officeooo:paragraph-rsid="003c35c8" style:font-size-asian="10.5pt" style:font-style-asian="normal" style:font-size-complex="12pt" style:font-style-complex="normal"/>
    </style:style>
    <style:style style:name="P57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338183" officeooo:paragraph-rsid="00338183" style:font-size-asian="10.5pt" style:font-style-asian="normal" style:font-size-complex="12pt" style:font-style-complex="normal"/>
    </style:style>
    <style:style style:name="P58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fo:font-size="12pt" fo:language="pt" fo:country="BR" fo:font-style="normal" officeooo:rsid="003c387f" officeooo:paragraph-rsid="003c387f" style:font-size-asian="10.5pt" style:font-style-asian="normal" style:font-size-complex="12pt" style:font-style-complex="normal"/>
    </style:style>
    <style:style style:name="P59" style:family="paragraph" style:parent-style-name="Standard" style:list-style-name="L6">
      <style:paragraph-properties fo:margin-top="0.201cm" fo:margin-bottom="0.201cm" style:contextual-spacing="false" fo:line-height="100%" fo:text-align="start" style:justify-single-word="false"/>
      <style:text-properties fo:font-size="12pt" fo:language="pt" fo:country="BR" fo:font-style="normal" officeooo:rsid="001dc12e" officeooo:paragraph-rsid="001dc12e" style:font-size-asian="10.5pt" style:font-style-asian="normal" style:font-size-complex="12pt" style:font-style-complex="normal"/>
    </style:style>
    <style:style style:name="P60" style:family="paragraph" style:parent-style-name="Standard" style:list-style-name="L6">
      <style:paragraph-properties fo:margin-top="0.201cm" fo:margin-bottom="0.201cm" style:contextual-spacing="false" fo:line-height="100%" fo:text-align="start" style:justify-single-word="false"/>
      <style:text-properties fo:font-size="12pt" fo:language="pt" fo:country="BR" fo:font-style="normal" fo:font-weight="normal" officeooo:rsid="00417c80" officeooo:paragraph-rsid="00417c8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6">
      <style:paragraph-properties fo:margin-top="0.201cm" fo:margin-bottom="0.201cm" style:contextual-spacing="false" fo:line-height="100%" fo:text-align="start" style:justify-single-word="false"/>
      <style:text-properties fo:font-size="12pt" fo:language="pt" fo:country="BR" fo:font-style="normal" fo:font-weight="normal" officeooo:rsid="0041acc7" officeooo:paragraph-rsid="0041acc7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6">
      <style:paragraph-properties fo:margin-top="0.201cm" fo:margin-bottom="0.201cm" style:contextual-spacing="false" fo:line-height="100%" fo:text-align="start" style:justify-single-word="false"/>
      <style:text-properties fo:font-size="12pt" fo:language="pt" fo:country="BR" fo:font-style="normal" fo:font-weight="normal" officeooo:rsid="00420704" officeooo:paragraph-rsid="0060c1b2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6">
      <style:paragraph-properties fo:margin-top="0.201cm" fo:margin-bottom="0.201cm" style:contextual-spacing="false" fo:line-height="100%" fo:text-align="start" style:justify-single-word="false"/>
      <style:text-properties fo:font-size="12pt" fo:language="pt" fo:country="BR" fo:font-style="normal" fo:font-weight="normal" officeooo:rsid="0048c5bb" officeooo:paragraph-rsid="0048c5bb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6">
      <style:paragraph-properties fo:margin-top="0.201cm" fo:margin-bottom="0.201cm" style:contextual-spacing="false" fo:line-height="100%" fo:text-align="start" style:justify-single-word="false"/>
      <style:text-properties fo:font-size="12pt" fo:language="pt" fo:country="BR" fo:font-style="normal" fo:font-weight="normal" officeooo:rsid="0043b33d" officeooo:paragraph-rsid="0044eafd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6">
      <style:paragraph-properties fo:margin-top="0.201cm" fo:margin-bottom="0.201cm" style:contextual-spacing="false" fo:line-height="100%" fo:text-align="start" style:justify-single-word="false"/>
      <style:text-properties fo:font-size="12pt" fo:language="pt" fo:country="BR" fo:font-style="normal" fo:font-weight="normal" officeooo:rsid="00459de5" officeooo:paragraph-rsid="00459de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6">
      <style:paragraph-properties fo:margin-top="0.201cm" fo:margin-bottom="0.201cm" style:contextual-spacing="false" fo:line-height="100%" fo:text-align="start" style:justify-single-word="false"/>
      <style:text-properties fo:font-size="12pt" fo:language="pt" fo:country="BR" fo:font-style="normal" fo:font-weight="normal" officeooo:rsid="0048dcc8" officeooo:paragraph-rsid="0048dcc8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4">
      <style:paragraph-properties fo:margin-top="0.101cm" fo:margin-bottom="0.101cm" style:contextual-spacing="false" fo:line-height="100%" fo:text-align="start" style:justify-single-word="false"/>
      <style:text-properties officeooo:paragraph-rsid="00206c48"/>
    </style:style>
    <style:style style:name="T1" style:family="text">
      <style:text-properties officeooo:rsid="0011f00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1931" style:font-style-asian="italic" style:font-style-complex="italic"/>
    </style:style>
    <style:style style:name="T4" style:family="text">
      <style:text-properties fo:font-style="italic" officeooo:rsid="0037831a" style:font-style-asian="italic" style:font-style-complex="italic"/>
    </style:style>
    <style:style style:name="T5" style:family="text">
      <style:text-properties fo:font-style="italic" officeooo:rsid="003c35c8" style:font-style-asian="italic" style:font-style-complex="italic"/>
    </style:style>
    <style:style style:name="T6" style:family="text">
      <style:text-properties fo:font-style="italic" officeooo:rsid="0041acc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167d" style:font-style-asian="normal" style:font-style-complex="normal"/>
    </style:style>
    <style:style style:name="T9" style:family="text">
      <style:text-properties officeooo:rsid="00135863"/>
    </style:style>
    <style:style style:name="T10" style:family="text">
      <style:text-properties officeooo:rsid="0014bc8b"/>
    </style:style>
    <style:style style:name="T11" style:family="text">
      <style:text-properties officeooo:rsid="001560a8"/>
    </style:style>
    <style:style style:name="T12" style:family="text">
      <style:text-properties fo:font-size="12pt" fo:language="pt" fo:country="BR" fo:font-style="normal" officeooo:rsid="00206c48" style:font-size-asian="10.5pt" style:font-style-asian="normal" style:font-size-complex="12pt" style:font-style-complex="normal"/>
    </style:style>
    <style:style style:name="T13" style:family="text">
      <style:text-properties fo:font-size="12pt" fo:language="pt" fo:country="BR" fo:font-style="normal" officeooo:rsid="00217465" style:font-size-asian="10.5pt" style:font-style-asian="normal" style:font-size-complex="12pt" style:font-style-complex="normal"/>
    </style:style>
    <style:style style:name="T14" style:family="text">
      <style:text-properties fo:font-size="12pt" fo:language="pt" fo:country="BR" fo:font-style="normal" officeooo:rsid="003213fc" style:font-size-asian="10.5pt" style:font-style-asian="normal" style:font-size-complex="12pt" style:font-style-complex="normal"/>
    </style:style>
    <style:style style:name="T15" style:family="text">
      <style:text-properties officeooo:rsid="0018167d"/>
    </style:style>
    <style:style style:name="T16" style:family="text">
      <style:text-properties officeooo:rsid="00196cb9"/>
    </style:style>
    <style:style style:name="T17" style:family="text">
      <style:text-properties officeooo:rsid="001a8d29"/>
    </style:style>
    <style:style style:name="T18" style:family="text">
      <style:text-properties officeooo:rsid="001c1931"/>
    </style:style>
    <style:style style:name="T19" style:family="text">
      <style:text-properties officeooo:rsid="001c9fd1"/>
    </style:style>
    <style:style style:name="T20" style:family="text">
      <style:text-properties officeooo:rsid="001dc12e"/>
    </style:style>
    <style:style style:name="T21" style:family="text">
      <style:text-properties officeooo:rsid="001fb2ff"/>
    </style:style>
    <style:style style:name="T22" style:family="text">
      <style:text-properties officeooo:rsid="00206c48"/>
    </style:style>
    <style:style style:name="T23" style:family="text">
      <style:text-properties officeooo:rsid="00217465"/>
    </style:style>
    <style:style style:name="T24" style:family="text">
      <style:text-properties officeooo:rsid="0022d7c8"/>
    </style:style>
    <style:style style:name="T25" style:family="text">
      <style:text-properties fo:color="#000000" loext:opacity="100%" officeooo:rsid="0022d7c8" fo:background-color="#ffffff" loext:char-shading-value="0"/>
    </style:style>
    <style:style style:name="T26" style:family="text">
      <style:text-properties officeooo:rsid="0026fcfa"/>
    </style:style>
    <style:style style:name="T27" style:family="text">
      <style:text-properties officeooo:rsid="0028a868"/>
    </style:style>
    <style:style style:name="T28" style:family="text">
      <style:text-properties officeooo:rsid="0029560e"/>
    </style:style>
    <style:style style:name="T29" style:family="text">
      <style:text-properties officeooo:rsid="002c0205"/>
    </style:style>
    <style:style style:name="T30" style:family="text">
      <style:text-properties officeooo:rsid="002d92ea"/>
    </style:style>
    <style:style style:name="T31" style:family="text">
      <style:text-properties fo:font-size="20pt" officeooo:rsid="0026fcfa" style:font-size-asian="20pt" style:font-size-complex="20pt"/>
    </style:style>
    <style:style style:name="T32" style:family="text">
      <style:text-properties fo:font-size="20pt" officeooo:rsid="0028a868" style:font-size-asian="20pt" style:font-size-complex="20pt"/>
    </style:style>
    <style:style style:name="T33" style:family="text">
      <style:text-properties fo:font-weight="normal" officeooo:rsid="0030f7bc" style:font-weight-asian="normal" style:font-weight-complex="normal"/>
    </style:style>
    <style:style style:name="T34" style:family="text">
      <style:text-properties fo:font-weight="normal" officeooo:rsid="00401c45" style:font-weight-asian="normal" style:font-weight-complex="normal"/>
    </style:style>
    <style:style style:name="T35" style:family="text">
      <style:text-properties fo:font-weight="normal" officeooo:rsid="005a7fb9" style:font-weight-asian="normal" style:font-weight-complex="normal"/>
    </style:style>
    <style:style style:name="T36" style:family="text">
      <style:text-properties fo:font-weight="normal" officeooo:rsid="005bb0cc" style:font-weight-asian="normal" style:font-weight-complex="normal"/>
    </style:style>
    <style:style style:name="T37" style:family="text">
      <style:text-properties officeooo:rsid="002f2d96"/>
    </style:style>
    <style:style style:name="T38" style:family="text">
      <style:text-properties officeooo:rsid="002fa243"/>
    </style:style>
    <style:style style:name="T39" style:family="text">
      <style:text-properties officeooo:rsid="0030f7bc"/>
    </style:style>
    <style:style style:name="T40" style:family="text">
      <style:text-properties officeooo:rsid="0022d7c8" fo:background-color="transparent" loext:char-shading-value="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30f7bc" style:font-weight-asian="bold" style:font-weight-complex="bold"/>
    </style:style>
    <style:style style:name="T43" style:family="text">
      <style:text-properties fo:font-weight="bold" officeooo:rsid="00401c45" style:font-weight-asian="bold" style:font-weight-complex="bold"/>
    </style:style>
    <style:style style:name="T44" style:family="text">
      <style:text-properties fo:font-weight="bold" officeooo:rsid="00417c80" style:font-weight-asian="bold" style:font-weight-complex="bold"/>
    </style:style>
    <style:style style:name="T45" style:family="text">
      <style:text-properties fo:font-weight="bold" officeooo:rsid="0041acc7" style:font-weight-asian="bold" style:font-weight-complex="bold"/>
    </style:style>
    <style:style style:name="T46" style:family="text">
      <style:text-properties fo:font-weight="bold" officeooo:rsid="00420704" style:font-weight-asian="bold" style:font-weight-complex="bold"/>
    </style:style>
    <style:style style:name="T47" style:family="text">
      <style:text-properties officeooo:rsid="003213fc"/>
    </style:style>
    <style:style style:name="T48" style:family="text">
      <style:text-properties officeooo:rsid="00332ffe"/>
    </style:style>
    <style:style style:name="T49" style:family="text">
      <style:text-properties officeooo:rsid="00338183"/>
    </style:style>
    <style:style style:name="T50" style:family="text">
      <style:text-properties officeooo:rsid="0037831a"/>
    </style:style>
    <style:style style:name="T51" style:family="text">
      <style:text-properties officeooo:rsid="00378c80"/>
    </style:style>
    <style:style style:name="T52" style:family="text">
      <style:text-properties officeooo:rsid="0038e39d"/>
    </style:style>
    <style:style style:name="T53" style:family="text">
      <style:text-properties officeooo:rsid="003c35c8"/>
    </style:style>
    <style:style style:name="T54" style:family="text">
      <style:text-properties officeooo:rsid="003c387f"/>
    </style:style>
    <style:style style:name="T55" style:family="text">
      <style:text-properties officeooo:rsid="003db0d7"/>
    </style:style>
    <style:style style:name="T56" style:family="text">
      <style:text-properties officeooo:rsid="00401c45"/>
    </style:style>
    <style:style style:name="T57" style:family="text">
      <style:text-properties officeooo:rsid="00417c80"/>
    </style:style>
    <style:style style:name="T58" style:family="text">
      <style:text-properties officeooo:rsid="0041acc7"/>
    </style:style>
    <style:style style:name="T59" style:family="text">
      <style:text-properties officeooo:rsid="0041d2fc"/>
    </style:style>
    <style:style style:name="T60" style:family="text">
      <style:text-properties officeooo:rsid="00420704"/>
    </style:style>
    <style:style style:name="T61" style:family="text">
      <style:text-properties officeooo:rsid="00435a96"/>
    </style:style>
    <style:style style:name="T62" style:family="text">
      <style:text-properties officeooo:rsid="0043b33d"/>
    </style:style>
    <style:style style:name="T63" style:family="text">
      <style:text-properties officeooo:rsid="0044eafd"/>
    </style:style>
    <style:style style:name="T64" style:family="text">
      <style:text-properties officeooo:rsid="00459de5"/>
    </style:style>
    <style:style style:name="T65" style:family="text">
      <style:text-properties officeooo:rsid="00469237"/>
    </style:style>
    <style:style style:name="T66" style:family="text">
      <style:text-properties officeooo:rsid="004808d6"/>
    </style:style>
    <style:style style:name="T67" style:family="text">
      <style:text-properties officeooo:rsid="0048c5bb"/>
    </style:style>
    <style:style style:name="T68" style:family="text">
      <style:text-properties officeooo:rsid="004c84ec"/>
    </style:style>
    <style:style style:name="T69" style:family="text">
      <style:text-properties officeooo:rsid="004ee3a4"/>
    </style:style>
    <style:style style:name="T70" style:family="text">
      <style:text-properties officeooo:rsid="0022d7c8" fo:background-color="#ffffff" loext:char-shading-value="0"/>
    </style:style>
    <style:style style:name="T71" style:family="text">
      <style:text-properties officeooo:rsid="0058d386"/>
    </style:style>
    <style:style style:name="T72" style:family="text">
      <style:text-properties officeooo:rsid="005ece04"/>
    </style:style>
    <style:style style:name="T73" style:family="text">
      <style:text-properties officeooo:rsid="0060c1b2"/>
    </style:style>
    <style:style style:name="T74" style:family="text">
      <style:text-properties officeooo:rsid="0062610a"/>
    </style:style>
    <style:style style:name="T75" style:family="text">
      <style:text-properties officeooo:rsid="00634db5"/>
    </style:style>
    <style:style style:name="T76" style:family="text">
      <style:text-properties officeooo:rsid="0065e86d"/>
    </style:style>
    <style:style style:name="T77" style:family="text">
      <style:text-properties officeooo:rsid="0066603a"/>
    </style:style>
    <style:style style:name="T78" style:family="text">
      <style:text-properties officeooo:rsid="00669fa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3"/>
      <text:p text:style-name="P3"/>
      <text:p text:style-name="P4"><text:span text:style-name="T8">D</text:span><text:span text:style-name="T7">ocumento de Requisitos de Softwar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pan text:style-name="T5">Deméter</text:span>:</text:p>
      <text:p text:style-name="P27">Software gerenciador de vendas de<text:span text:style-name="T15">stinado a agricultores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7">Carlos Eduardo Figueiredo Coelho</text:p>
      <text:p text:style-name="P32"><text:soft-page-break/>Índice:</text:p>
      <text:p text:style-name="P35">1 - Introdução ………………………………………………………………………………. 3</text:p>
      <text:p text:style-name="P35">2 - Visão geral ……………………………………………………………………………… 3</text:p>
      <text:p text:style-name="P35"><text:tab/>2.1 - Interfaces gráficas ……….…………………………………………………….. 3</text:p>
      <text:p text:style-name="P35"><text:tab/>2.2 - Usuários do sistema .…………………………………………………………... 3</text:p>
      <text:p text:style-name="P35">3 - Requisitos do sistema …………………………………………………………………... 4</text:p>
      <text:p text:style-name="P36"><text:tab/>3.1 – Nomenclatura ………………………………………………………………… 4</text:p>
      <text:p text:style-name="P36"><text:tab/>3.2 – Requisitos não funcionais ……………………………………………………. 4</text:p>
      <text:p text:style-name="P36"><text:tab/><text:tab/>3.2.1 – Requisitos de usabilidade …………………………………………… 4</text:p>
      <text:p text:style-name="P36"><text:tab/><text:tab/>3.2.2 – Requisitos de software ……………………………………………… 4</text:p>
      <text:p text:style-name="P36"><text:tab/><text:tab/>3.2.3 – Requisitos de padrões ……………………………………………….. 4</text:p>
      <text:p text:style-name="P36"><text:tab/><text:tab/>3.2.4 – Requisitos de facilidade …………………………………………….. 5</text:p>
      <text:p text:style-name="P36"><text:tab/><text:tab/>3.2.5 – Requisitos de disponibilidade ………………………………………. 5</text:p>
      <text:p text:style-name="P36"><text:tab/>3.3 – Requisitos funcionais ………………………………………………………… <text:span text:style-name="T68">5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1. Introdução</text:p>
      <text:p text:style-name="P6"><text:tab/><text:span text:style-name="T50">Esse documento tem como objetivo a definição de requisitos do sistema </text:span><text:span text:style-name="T5">Deméter</text:span><text:span text:style-name="T4">.</text:span><text:span text:style-name="T50"> </text:span>O <text:span text:style-name="T50">qual</text:span><text:span text:style-name="T7"> </text:span>tem como objetivo auxiliar <text:span text:style-name="T15">agricultores </text:span><text:span text:style-name="T50">familiares</text:span><text:span text:style-name="T15"> </text:span><text:span text:style-name="T50">e pequenos comerciantes de</text:span><text:span text:style-name="T15"> </text:span><text:span text:style-name="T50">vegetais </text:span><text:span text:style-name="T1">em sua organização </text:span><text:span text:style-name="T15">de vendas </text:span><text:span text:style-name="T50">e estoque</text:span>. <text:span text:style-name="T11">Contando com</text:span> funções para controle de estoque, <text:span text:style-name="T49">de </text:span>vendas <text:span text:style-name="T1">e</text:span> automatização d<text:span text:style-name="T37">a </text:span>produção de planilhas para controle financeiro. É <text:span text:style-name="T50">importante ratificar que o sistema </text:span><text:span text:style-name="T51">NÃO</text:span><text:span text:style-name="T50"> tem como objetivo </text:span><text:span text:style-name="T51">fazer </text:span><text:span text:style-name="T50">o controle de plantios e colheitas feitas pelos mesmos.</text:span></text:p>
      <text:p text:style-name="P6"/>
      <text:p text:style-name="P24">2. Visão geral do sistema</text:p>
      <text:p text:style-name="P22"><text:span text:style-name="T31">2.1. </text:span><text:span text:style-name="T32">Interfaces gráficas</text:span></text:p>
      <text:p text:style-name="P9"><text:span text:style-name="T26">O sistema possuirá quatro </text:span><text:span text:style-name="T27">janelas</text:span><text:span text:style-name="T26">, são elas:</text:span></text:p>
      <text:list xml:id="list1240723842" text:style-name="L1">
        <text:list-item>
          <text:p text:style-name="P38"><text:span text:style-name="T27">Janela</text:span> de login <text:span text:style-name="T66">(todos os usuários)</text:span> → <text:span text:style-name="T9">P</text:span>ara <text:span text:style-name="T9">garantirmos </text:span>que apenas cadastrados sejam capazes de acessar o software.</text:p>
        </text:list-item>
        <text:list-item>
          <text:p text:style-name="P40"><text:span text:style-name="T27">Janela</text:span> de <text:span text:style-name="T10">cadastro</text:span> <text:span text:style-name="T66">(todos os usuários) </text:span>→ Destinada para o cadastro de novas contas, à cada conta criada, um novo banco de dados será criado.</text:p>
        </text:list-item>
        <text:list-item>
          <text:p text:style-name="P39"><text:span text:style-name="T27">Janela</text:span> <text:span text:style-name="T10">de</text:span> gerenciamento de estoque <text:span text:style-name="T51">(gerenciador, estoquista)</text:span> → Conterá o estoque em uma lista que armazena nome <text:span text:style-name="T15">do vegetal</text:span>, quantidade <text:span text:style-name="T15">em</text:span> <text:span text:style-name="T15">quilogramas</text:span> no estoque e o valor <text:span text:style-name="T15">em dinheiro</text:span> por <text:span text:style-name="T15">quilograma, </text:span><text:span text:style-name="T17">bem como</text:span> funções para adicionar, <text:span text:style-name="T9">editar e</text:span> remover estoque.</text:p>
        </text:list-item>
        <text:list-item>
          <text:p text:style-name="P40"><text:span text:style-name="T27">Janela</text:span> <text:span text:style-name="T10">de</text:span> gerenciamento de vendas <text:span text:style-name="T51">(gerenciador, vendedor)</text:span> → Onde se efetua o cadastro de novos pedidos (cada pedido registrará o<text:span text:style-name="T16">s</text:span> nome<text:span text:style-name="T16">s</text:span> dos <text:span text:style-name="T16">vegetais</text:span>, suas quantidades em <text:span text:style-name="T16">quilograma</text:span> e valores em dinheiro, al<text:span text:style-name="T10">é</text:span>m de registrar o nome do cliente, <text:span text:style-name="T18">seu contato por telefone e/</text:span><text:span text:style-name="T51">ou</text:span><text:span text:style-name="T18"> </text:span><text:span text:style-name="T3">e-mail,</text:span><text:span text:style-name="T18"> </text:span>e endereço que foi/<text:span text:style-name="T10">será</text:span> entregue), visualiza antigos <text:span text:style-name="T10">pedidos, altera</text:span> <text:span text:style-name="T10">pedidos ainda não entregues </text:span>e <text:span text:style-name="T10">onde se configura a geração de</text:span> planilhas<text:span text:style-name="T10"> sobre as vendas </text:span><text:span text:style-name="T17">(essa ultima função sendo disponível somente ao gerenciador)</text:span><text:span text:style-name="T10">.</text:span></text:p>
        </text:list-item>
        <text:list-item>
          <text:p text:style-name="P41"><text:span text:style-name="T27">Janela</text:span> de gerenciamento de usuários (<text:span text:style-name="T51">e</text:span>xclusiva ao gerenciador) → Onde se efetua a criação de usuários dependentes <text:span text:style-name="T19">ao </text:span><text:span text:style-name="T20">gerenciador</text:span>, bem como a administração das mesmas. </text:p>
        </text:list-item>
      </text:list>
      <text:p text:style-name="P5"/>
      <text:p text:style-name="P33"><text:span text:style-name="T26">2.2. </text:span>Usuários do sistema</text:p>
      <text:list xml:id="list4000460078" text:style-name="L2">
        <text:list-item>
          <text:p text:style-name="P42"><text:span text:style-name="T17">Gerenciador</text:span> → Possui o controle total do sistema, suas funções: Criação de novos usuários, <text:span text:style-name="T51">definição</text:span> de privilégios, controle total nas funções de <text:span text:style-name="T51">gerenciamento</text:span> estoque bem como nas de gerenciamento de vendas <text:span text:style-name="T17">e geração de planilha</text:span><text:span text:style-name="T51">s</text:span><text:span text:style-name="T17">.</text:span></text:p>
        </text:list-item>
        <text:list-item>
          <text:p text:style-name="P43">Estoquista → Possui algumas funções em gerenciamento de estoque, <text:span text:style-name="T18">suas funções: Adição, edição e remoção de estoque. Sendo a definição do valor em dinheiro por quilograma de cada produto a única função que não é da sua incumbência na tela de gerenciamento de estoque, </text:span><text:span text:style-name="T52">sendo de responsabilidade do gerenciador</text:span><text:span text:style-name="T18">.</text:span></text:p>
        </text:list-item>
        <text:list-item>
          <text:p text:style-name="P44">Vendedor → Possui algumas funções em gerenciamento de vendas, suas funções: Cadastro de novos pedidos, confirmação de entrega do pedido, visualização dos pedidos entregues nos últimos 30 dias, visualização de pedidos ainda não entregues <text:span text:style-name="T19">e </text:span>remoção de pedidos ainda não entregues <text:span text:style-name="T19">(cancelados).</text:span></text:p>
        </text:list-item>
      </text:list>
      <text:p text:style-name="P28"/>
      <text:p text:style-name="P28"/>
      <text:p text:style-name="P25"><text:soft-page-break/>3. Requisitos do sistema</text:p>
      <text:p text:style-name="P30">3.1. Nomenclatura</text:p>
      <text:p text:style-name="P7"><text:s/>Será utilizado a seguinte nomenclatura nos próximos tópicos para a identificação de requisit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Requisito</text:p>
          </table:table-cell>
          <table:table-cell table:style-name="Table1.A1" office:value-type="string">
            <text:p text:style-name="P16">Descrição</text:p>
          </table:table-cell>
        </table:table-row>
        <table:table-row>
          <table:table-cell table:style-name="Table1.A1" office:value-type="string">
            <text:p text:style-name="P14">RF-00 <text:span text:style-name="T56">[]</text:span></text:p>
          </table:table-cell>
          <table:table-cell table:style-name="Table1.A1" office:value-type="string">
            <text:p text:style-name="P15">Requisito funcional + Número do requisito <text:span text:style-name="T56">+ Prioridade</text:span></text:p>
          </table:table-cell>
        </table:table-row>
        <table:table-row>
          <table:table-cell table:style-name="Table1.A1" office:value-type="string">
            <text:p text:style-name="P10">RNF-00</text:p>
          </table:table-cell>
          <table:table-cell table:style-name="Table1.A1" office:value-type="string">
            <text:p text:style-name="P11">Requisito não funcional + Número do requisito</text:p>
          </table:table-cell>
        </table:table-row>
      </table:table>
      <text:p text:style-name="P7"/>
      <table:table table:name="tabela_prioridades" table:style-name="tabela_5f_prioridades">
        <table:table-column table:style-name="tabela_5f_prioridades.A"/>
        <table:table-column table:style-name="tabela_5f_prioridades.B"/>
        <table:table-row>
          <table:table-cell table:style-name="tabela_5f_prioridades.A1" office:value-type="string">
            <text:p text:style-name="P13">Prioridade</text:p>
          </table:table-cell>
          <table:table-cell table:style-name="tabela_5f_prioridades.A1" office:value-type="string">
            <text:p text:style-name="P13">Descriç<text:span text:style-name="T41">ão</text:span></text:p>
          </table:table-cell>
        </table:table-row>
        <table:table-row>
          <table:table-cell table:style-name="tabela_5f_prioridades.A1" office:value-type="string">
            <text:p text:style-name="P12">Alta</text:p>
          </table:table-cell>
          <table:table-cell table:style-name="tabela_5f_prioridades.A1" office:value-type="string">
            <text:p text:style-name="P12">Fundamental para o funcionamento do sistema</text:p>
          </table:table-cell>
        </table:table-row>
        <table:table-row>
          <table:table-cell table:style-name="tabela_5f_prioridades.A1" office:value-type="string">
            <text:p text:style-name="P12">Média</text:p>
          </table:table-cell>
          <table:table-cell table:style-name="tabela_5f_prioridades.A1" office:value-type="string">
            <text:p text:style-name="P12">Necessário para o funcionamento satisfatório do sistema</text:p>
          </table:table-cell>
        </table:table-row>
        <table:table-row>
          <table:table-cell table:style-name="tabela_5f_prioridades.A1" office:value-type="string">
            <text:p text:style-name="P12">Baixa</text:p>
          </table:table-cell>
          <table:table-cell table:style-name="tabela_5f_prioridades.A1" office:value-type="string">
            <text:p text:style-name="P12">O sistema funciona sem muitas complicações</text:p>
          </table:table-cell>
        </table:table-row>
      </table:table>
      <text:p text:style-name="P7"/>
      <text:p text:style-name="P29"><text:span text:style-name="T28">3.2. </text:span>Requisitos não funcionais</text:p>
      <text:p text:style-name="P18">3.2.1 <text:span text:style-name="T54">Requisitos de u</text:span>sabilidade</text:p>
      <text:list xml:id="list1625194516" text:style-name="L3">
        <text:list-header>
          <text:p text:style-name="P45">RNF-<text:span text:style-name="T47">0</text:span>1 → Dispositivos a serem suportados: Computador desktop.</text:p>
        </text:list-header>
      </text:list>
      <text:list xml:id="list1122779569" text:style-name="L4">
        <text:list-header>
          <text:p text:style-name="P67"><text:span text:style-name="T12">RNF-</text:span><text:span text:style-name="T14">0</text:span><text:span text:style-name="T13">2</text:span><text:span text:style-name="T12"> → Sistemas operacionais utilizados: Windows.</text:span></text:p>
        </text:list-header>
      </text:list>
      <text:p text:style-name="P18">3.2.2 <text:span text:style-name="T54">Requisitos de s</text:span>oftware</text:p>
      <text:list xml:id="list878086534" text:style-name="L5">
        <text:list-header>
          <text:p text:style-name="P46"><text:span text:style-name="T22">RNF-</text:span><text:span text:style-name="T47">0</text:span><text:span text:style-name="T23">3</text:span><text:span text:style-name="T22"> → </text:span>Linguagem de programação: Python.</text:p>
          <text:p text:style-name="P47">RNF-<text:span text:style-name="T47">0</text:span><text:span text:style-name="T23">4</text:span> → <text:span text:style-name="T21">Sistema de gerenciamento de banco de dados: MySQL.</text:span></text:p>
        </text:list-header>
      </text:list>
      <text:p text:style-name="P19">3.2.3 <text:span text:style-name="T54">Requisitos de p</text:span>adrões</text:p>
      <text:list xml:id="list111151781202830" text:continue-numbering="true" text:style-name="L5">
        <text:list-header>
          <text:p text:style-name="P48">RNF-<text:span text:style-name="T47">0</text:span><text:span text:style-name="T23">5</text:span> → <text:span text:style-name="T24">Na criação de uma conta no sistema, no MySQL deve ser criado um banco de dados </text:span><text:span text:style-name="T53">com seu nome </text:span><text:span text:style-name="T24">seguindo o seguinte padrão: “</text:span><text:span text:style-name="T53">Demeter</text:span><text:span text:style-name="T24">_</text:span><text:span text:style-name="T39">$</text:span><text:span text:style-name="T70">username</text:span><text:span text:style-name="T25">gerenciador</text:span><text:span text:style-name="T40">”</text:span><text:span text:style-name="T24">. Esse banco de dados possuirá </text:span><text:span text:style-name="T38">3</text:span><text:span text:style-name="T24"> tabelas, são elas: Tabela de pedidos, tabela de estoque disponível </text:span><text:span text:style-name="T38">e tabela de clientes</text:span><text:span text:style-name="T24">.</text:span></text:p>
          <text:p text:style-name="P52">RNF-<text:span text:style-name="T47">0</text:span>6 → <text:span text:style-name="T29">A tabela de </text:span><text:span text:style-name="T76">vegetais</text:span><text:span text:style-name="T30"> possuirá </text:span><text:span text:style-name="T37">os seguintes campos: id do </text:span><text:span text:style-name="T64">vegeta</text:span><text:span text:style-name="T69">l</text:span><text:span text:style-name="T37">, o nome do </text:span><text:span text:style-name="T64">vegetal</text:span><text:span text:style-name="T37">, </text:span><text:span text:style-name="T77">id do</text:span><text:span text:style-name="T37"> </text:span><text:span text:style-name="T64">seu grupo ou conceito culinário </text:span><text:span text:style-name="T77">(</text:span><text:span text:style-name="T78">armazenados em outra tabela “tipos_vegetais”</text:span><text:span text:style-name="T64">), </text:span><text:span text:style-name="T37">sua quantidade em estoque e o valor em reais pelo quilograma.</text:span></text:p>
          <text:p text:style-name="P53">RNF-<text:span text:style-name="T47">0</text:span>7 → A tabela de pedido possuirá os seguintes campos: id do pedido, <text:span text:style-name="T38">id do cliente,</text:span> id’s dos <text:span text:style-name="T64">vegetais</text:span> requisitados <text:span text:style-name="T74">(relacionados através de uma entidade “pedido_has_vegeta</text:span><text:span text:style-name="T75">i</text:span><text:span text:style-name="T74">s”)</text:span>, valor total,<text:span text:style-name="T38"> </text:span>data do pedido, data <text:span text:style-name="T38">agendada </text:span>da entrega <text:span text:style-name="T38">e data efetivamente </text:span><text:span text:style-name="T53">entregue</text:span><text:span text:style-name="T38">.</text:span></text:p>
          <text:p text:style-name="P54">RNF-<text:span text:style-name="T47">0</text:span>8 → A tabela de clientes possuirá os seguintes campos: id do cliente, nome do cliente, e-mail do cliente, número do telefone e endereço.</text:p>
          <text:p text:style-name="P49"><text:span text:style-name="T38">RNF-</text:span><text:span text:style-name="T47">0</text:span><text:span text:style-name="T38">9 →</text:span><text:span text:style-name="T24">N</text:span>o MySQL deve ser criado <text:span text:style-name="T53">4</text:span> <text:span text:style-name="T2">roles</text:span> para o funcionamento do sistema, são elas: <text:span text:style-name="T39">g</text:span>erenciador, <text:span text:style-name="T38">estoquista, vendedor </text:span><text:span text:style-name="T48">e relatórios</text:span><text:span text:style-name="T38">.</text:span></text:p>
          <text:p text:style-name="P55">RNF-10 → A <text:span text:style-name="T2">role </text:span><text:s/>de gerenciador possuirá em todas as tabelas: permissões para inserção, edição, exclusão e visualização de dados de dados.</text:p>
          <text:p text:style-name="P55">RNF-11 → A <text:span text:style-name="T2">role</text:span> de estoquista possuirá na tabela de produtos: permissões para inserção e edição de dados, sendo o campo de valor em reais por quilograma o único que essa role não possui nenhuma autorização de manipulação.</text:p>
          <text:p text:style-name="P56"><text:soft-page-break/>RNF-12 → A <text:span text:style-name="T2">role </text:span>de vendedor possuirá <text:span text:style-name="T49">na</text:span> tabela de vendas: permissões para inserção <text:span text:style-name="T49">de </text:span><text:span text:style-name="T53">novos dados (vendas),</text:span> edição,<text:span text:style-name="T49"> exclusão </text:span><text:span text:style-name="T53">e visualização</text:span> de dados <text:span text:style-name="T53">de</text:span><text:span text:style-name="T49"> pedidos ainda não entregues</text:span>, <text:span text:style-name="T53">e visualização de pedidos entregues em menos de 30 dias.</text:span></text:p>
          <text:p text:style-name="P57">RNF-13 → A <text:span text:style-name="T2">role </text:span><text:s/>de relatórios terá acesso a visualização dos dados de todas as tabelas.</text:p>
          <text:p text:style-name="P50"><text:span text:style-name="T39">RNF -</text:span><text:span text:style-name="T47">10</text:span><text:span text:style-name="T39">→ A criação de usuários </text:span><text:span text:style-name="T54">dependentes ao gerenciador</text:span><text:span text:style-name="T39"> e definições de direitos dos usuários acontecerá através da </text:span><text:span text:style-name="T42">janela de gerenciamento de usuários</text:span><text:span text:style-name="T33">.</text:span></text:p>
        </text:list-header>
      </text:list>
      <text:p text:style-name="P20">3.2.4. Requisitos de facilidade</text:p>
      <text:list xml:id="list111152437150221" text:continue-numbering="true" text:style-name="L5">
        <text:list-header>
          <text:p text:style-name="P50"><text:span text:style-name="T54">RNF-1</text:span><text:span text:style-name="T56">0</text:span><text:span text:style-name="T54"> → O sistema deverá ser de fácil entendimento e intuitivo, tendo em vista que o público-alvo d</text:span><text:span text:style-name="T71">e</text:span><text:span text:style-name="T54"> Deméter são pessoas com pouco ou as vezes nenhum letramento virtual.</text:span></text:p>
          <text:p text:style-name="P58">RNF-1<text:span text:style-name="T56">1</text:span> → O<text:span text:style-name="T55">s</text:span> usuário<text:span text:style-name="T55">s</text:span> deve<text:span text:style-name="T55">rão</text:span> ser capaz<text:span text:style-name="T55">es </text:span>de usar o sistema minimamente após uma video aula de no máximo 15 minutos.</text:p>
        </text:list-header>
      </text:list>
      <text:p text:style-name="P21">3.2.5 Requisitos de disponibilidade</text:p>
      <text:list xml:id="list111151823842709" text:continue-numbering="true" text:style-name="L5">
        <text:list-header>
          <text:p text:style-name="P58">RNF-1<text:span text:style-name="T56">2</text:span> → O sistema deve ser capaz de ser operado tanto online quanto offline. Se alguma alteração for feita no banco de dados enquanto o dispositivo hospedeiro estiver <text:span text:style-name="T2">offline</text:span>, o sistema guardara as <text:span text:style-name="T2">querys</text:span> em um lista de <text:span text:style-name="T2">logs</text:span> e assim que a conexão com a internet for reestabelecida, se dará a execução dessas <text:span text:style-name="T2">querys</text:span>.</text:p>
        </text:list-header>
      </text:list>
      <text:p text:style-name="P8"/>
      <text:p text:style-name="P31">3.3. Requisitos funcionais:</text:p>
      <text:list xml:id="list1347458196" text:style-name="L6">
        <text:list-header>
          <text:p text:style-name="P51">RF-<text:span text:style-name="T56">0</text:span>1 <text:span text:style-name="T56">[Alta]: Criação de usuário </text:span><text:span text:style-name="T57">gerenciador</text:span><text:span text:style-name="T56"> </text:span>→ <text:span text:style-name="T56">A criação de uma conta com privilégio de gerenciador deve ser feita através da </text:span><text:span text:style-name="T43">janela de </text:span><text:span text:style-name="T44">cadastro</text:span><text:span text:style-name="T34">. </text:span><text:span text:style-name="T36">No ato da criação de conta no sistema,</text:span><text:span text:style-name="T35"> se dará a criação do banco de dados referente a conta.</text:span></text:p>
          <text:p text:style-name="P59">RF-<text:span text:style-name="T57">0</text:span><text:span text:style-name="T22">2 </text:span><text:span text:style-name="T56">[Alta]:</text:span> <text:span text:style-name="T57">Criação de usuários subordinados</text:span><text:span text:style-name="T56"> → A criação de contas dependentes e subordinadas ao gerenciador deve ser feita através da </text:span><text:span text:style-name="T43">janela de gerenciamento de usuários.</text:span></text:p>
          <text:p text:style-name="P60">RF-03 [Alta]: Manipulação de estoque → A manipulação de estoque deve ser feita através da <text:span text:style-name="T41">janela de gerenciamento de estoque</text:span>. A janela deve possuir uma lista contendo o estoque e suas respectivas quantidades e preços, além de três botões: 1. Para a adição de novos produtos no estoque; 2. Para a exclusão de produtos em estoque; 3. Para a edição dos produtos em estoque.</text:p>
          <text:p text:style-name="P61">RF-04 [Alta]: Definição de preços → Ainda na <text:span text:style-name="T41">janela de gerenciamento de estoque</text:span>, o único usuário que deve ser capaz de inserir e editar os preços dos produtos será o gerenciador. Produtos que não possuírem o campo de preço preenchido não poderão ser adicionados em nenhuma encomenda pelo <text:span text:style-name="T72">usuário </text:span>vendedor.</text:p>
          <text:p text:style-name="P62">RF-05 [Alta]: Lista de encomendas → Essa lista ficará na <text:span text:style-name="T41">janela de gerenciamento de vendas</text:span>. Ela possuirá funções de visualização de todas as encomendas antigas já entregues, visualização de encomendas <text:span text:style-name="T72">ainda </text:span>não entregues, e além de funções para a filtragem dos dados<text:span text:style-name="T73">(Ex: </text:span><text:s/>encomendas já entregues feitas a <text:span text:style-name="T73">partir de </text:span>X dias,<text:span text:style-name="T73">)</text:span>.</text:p>
          <text:p text:style-name="P60">RF-0<text:span text:style-name="T62">6</text:span> [Alta]: <text:span text:style-name="T58">Registro de encomenda </text:span>→ <text:span text:style-name="T58">O registro de encomenda deve ser feito através de um botão “</text:span><text:span text:style-name="T67">Registrar encomenda</text:span><text:span text:style-name="T58">” na </text:span><text:span text:style-name="T45">janela de gerenciamento de vendas</text:span><text:span text:style-name="T58">. </text:span><text:span text:style-name="T59">Ao</text:span><text:span text:style-name="T58"> clicar nesse botão se abrirá uma </text:span><text:span text:style-name="T67">nova</text:span><text:span text:style-name="T58"> janela para que seja possível o </text:span><text:span text:style-name="T59">preenchimento</text:span><text:span text:style-name="T6"> </text:span><text:span text:style-name="T58">de todos os dados previstos no RNF-07, menos o de “data efetivamente entregue”.</text:span></text:p>
          <text:p text:style-name="P63"><text:soft-page-break/>RF-07 [Alta]: Registro de clientes → O registro de clientes deve ser feito através de um botão “Registrar clientes” na <text:span text:style-name="T41">janela de gerenciamento de vendas</text:span>. Ao clicar no botão uma nova janela se abrirá para que se preencha os dados requisitados no RNF-08.</text:p>
          <text:p text:style-name="P60">RF-<text:span text:style-name="T67">1</text:span>0 [Alta]: <text:span text:style-name="T59">Exclusão de encomenda → A exclusão de encomendas deve ser feita através </text:span><text:span text:style-name="T60">da lista </text:span><text:span text:style-name="T61">citada no RF-0</text:span><text:span text:style-name="T62">5</text:span><text:span text:style-name="T60"> e </text:span><text:span text:style-name="T62">de </text:span><text:span text:style-name="T60">um botão “</text:span><text:span text:style-name="T62">Excluir</text:span><text:span text:style-name="T60">” na </text:span><text:span text:style-name="T46">janela de gerenciamento vendas</text:span><text:span text:style-name="T60">. </text:span><text:span text:style-name="T62">Para excluir uma encomenda, o usuário selecionará na lista o item a ser excluído e posteriormente fará a exclusão através do botão destinado à esse fim.</text:span><text:span text:style-name="T60"> Condições de exclusão: caso o usuário seja o gerenciador ele tem total liberdade para a exclusão de encomendas já entregues </text:span><text:span text:style-name="T61">e ainda não entregues. Caso o usuário seja o vendedor, ele terá liberdade para exclusão apenas de encomendas ainda não entregues (canceladas).</text:span></text:p>
          <text:p text:style-name="P64">RF-<text:span text:style-name="T67">11</text:span> [Média]: Edição de registro de encomenda → A edição dos registros de encomendas deverá ser feita através da l<text:span text:style-name="T60">ista </text:span><text:span text:style-name="T61">citada no RF-0</text:span>5<text:span text:style-name="T60"> e </text:span>de <text:span text:style-name="T60">um botão “</text:span>Editar<text:span text:style-name="T60">”</text:span> na <text:span text:style-name="T41">janela de gerenciamento de vendas</text:span>. <text:span text:style-name="T63">P</text:span>ara <text:span text:style-name="T63">editar</text:span> uma encomenda, o usuário selecionará na lista o item a ser <text:span text:style-name="T63">editado</text:span> e posteriormente fará a <text:span text:style-name="T63">edição do registro</text:span> através do botão destinado à esse fim.</text:p>
          <text:p text:style-name="P65">RF-<text:span text:style-name="T67">12</text:span> [Média]: Geração de planilhas → A geração de planilhas deve ser configurada através de um botão na <text:span text:style-name="T41">janela de gerenciamento de vendas</text:span>. Ele deve possuir configuração para a periodicidade da produção das planilhas, bem como filtros para a geração das mesma<text:span text:style-name="T65">s</text:span>. Exemplo: Geração de planilhas somente de frutas vendidas no ultimo mês.</text:p>
          <text:p text:style-name="P66">RF-13 [Baixa]: Criação de usuários subordinados → Os usuários subordinados ao gerenciador serão criados na <text:span text:style-name="T41">janela de gerenciamento de usuários.</text:span> Essa janela possuirá os campos de nome do novo usuário, senha do novo usuário e tipo de conta desse usuário (vendedor e estoquista)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6:10:42.704000000</meta:creation-date>
    <dc:date>2022-12-13T11:11:51.376690630</dc:date>
    <meta:editing-duration>PT2H17M19S</meta:editing-duration>
    <meta:editing-cycles>38</meta:editing-cycles>
    <meta:generator>LibreOffice/7.3.7.2$Linux_X86_64 LibreOffice_project/30$Build-2</meta:generator>
    <meta:document-statistic meta:table-count="2" meta:image-count="0" meta:object-count="0" meta:page-count="6" meta:paragraph-count="84" meta:word-count="1648" meta:character-count="10360" meta:non-whitespace-character-count="8803"/>
  </office:meta>
</office:document-meta>
</file>